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7846c" officeooo:paragraph-rsid="0007846c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weight="bold" officeooo:rsid="00066a3d" officeooo:paragraph-rsid="00066a3d" style:font-weight-asian="bold" style:font-weight-complex="bold"/>
    </style:style>
    <style:style style:name="P3" style:family="paragraph" style:parent-style-name="Standard">
      <style:text-properties style:font-name="Abyssinica SIL" officeooo:rsid="00066a3d" officeooo:paragraph-rsid="00066a3d"/>
    </style:style>
    <style:style style:name="P4" style:family="paragraph" style:parent-style-name="Standard">
      <style:text-properties style:font-name="Abyssinica SIL" officeooo:rsid="00066a3d" officeooo:paragraph-rsid="00084b53"/>
    </style:style>
    <style:style style:name="P5" style:family="paragraph" style:parent-style-name="Standard">
      <style:text-properties style:font-name="Abyssinica SIL" officeooo:rsid="0007846c" officeooo:paragraph-rsid="0007846c"/>
    </style:style>
    <style:style style:name="P6" style:family="paragraph" style:parent-style-name="Standard">
      <style:text-properties style:font-name="Abyssinica SIL" officeooo:rsid="00084b53" officeooo:paragraph-rsid="00084b53"/>
    </style:style>
    <style:style style:name="P7" style:family="paragraph" style:parent-style-name="Standard">
      <style:text-properties style:font-name="Abyssinica SIL" officeooo:rsid="00090b1a" officeooo:paragraph-rsid="00090b1a"/>
    </style:style>
    <style:style style:name="P8" style:family="paragraph" style:parent-style-name="Standard">
      <style:text-properties style:font-name="Abyssinica SIL" officeooo:rsid="000beb02" officeooo:paragraph-rsid="000beb02"/>
    </style:style>
    <style:style style:name="T1" style:family="text">
      <style:text-properties style:font-name="Abyssinica SIL"/>
    </style:style>
    <style:style style:name="T2" style:family="text">
      <style:text-properties officeooo:rsid="00084b53"/>
    </style:style>
    <style:style style:name="T3" style:family="text">
      <style:text-properties officeooo:rsid="00090b1a"/>
    </style:style>
    <style:style style:name="T4" style:family="text">
      <style:text-properties officeooo:rsid="0009374e"/>
    </style:style>
    <style:style style:name="T5" style:family="text">
      <style:text-properties officeooo:rsid="000a889c"/>
    </style:style>
    <style:style style:name="T6" style:family="text">
      <style:text-properties officeooo:rsid="000c7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ід перекладача</text:p>
      <text:p text:style-name="P3"/>
      <text:p text:style-name="P4">Дан<text:span text:style-name="T2">ий набір з восьми уроків </text:span>є неофіційним перекладом офіційно<text:span text:style-name="T2">го курсу по створенню гри у жанрі </text:span><text:a xlink:type="simple" xlink:href="http://uk.wikipedia.org/wiki/Шутер_від_першої_особи"><text:span text:style-name="T2">FPS (шутер від першої особи)</text:span></text:a>:</text:p>
      <text:p text:style-name="P4"><text:a xlink:type="simple" xlink:href="http://www.garagegames.com/products/torque-3d/fps/"><text:span text:style-name="T2">http://www.garagegames.com/products/torque-3d/fps/</text:span></text:a></text:p>
      <text:p text:style-name="P4"/>
      <text:p text:style-name="P4">На момент перекладу документації актуальними є наступні версії <text:span text:style-name="T2">двигунів</text:span>:</text:p>
      <text:p text:style-name="P5">Torque 3D 3.5.1</text:p>
      <text:p text:style-name="P5">Torque 2D 3.0</text:p>
      <text:p text:style-name="P5"/>
      <text:p text:style-name="P8">Автор перекладу: Євген Сакара</text:p>
      <text:p text:style-name="P5"/>
      <text:p text:style-name="P5">Я не професійний перекладач, тому цей переклад можна вважати любительським. Якщо <text:span text:style-name="T5">в</text:span>и знайшли у ньому неточності, прохання <text:span text:style-name="T6">над</text:span>силати зауваження на наступну поштову скриньку:</text:p>
      <text:p text:style-name="P1"><text:a xlink:type="simple" xlink:href="mailto:eresid@gmail.com"><text:span text:style-name="T1">eresid@gmail.com</text:span></text:a></text:p>
      <text:p text:style-name="P5"/>
      <text:p text:style-name="P6">Зі своєї сторони обіцяю довести переклад до кінця, а також тримати його в актуальному стані по мірі можливостей та наявності вільного часу.</text:p>
      <text:p text:style-name="P5"/>
      <text:p text:style-name="P6">Якщо є бажання взяти участь у створенні іграшок, чи будуть якісь питання, підписуйтесь на нашу групу:</text:p>
      <text:p text:style-name="P6"><text:a xlink:type="simple" xlink:href="http://vk.com/niagame">http://vk.com/niagam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8T16:59:46.235093524</meta:creation-date>
    <dc:date>2014-06-30T23:00:14.972168078</dc:date>
    <meta:editing-duration>PT14M45S</meta:editing-duration>
    <meta:editing-cycles>13</meta:editing-cycles>
    <meta:generator>LibreOffice/4.2.4.2$Linux_X86_64 LibreOffice_project/420m0$Build-2</meta:generator>
    <meta:document-statistic meta:table-count="0" meta:image-count="0" meta:object-count="0" meta:page-count="1" meta:paragraph-count="12" meta:word-count="105" meta:character-count="766" meta:non-whitespace-character-count="673"/>
  </office:meta>
</office:document-meta>
</file>